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ateNow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text:span>Passes the current time (data type is </text:span><text:span text:style-name="backtick">Date</text:span><text:span>) through the </text:span><text:span text:style-name="backtick">value</text:span><text:span> data output.</text:span></text:p>

            
                <text:list xml:id="list_DateNow2" text:continue-numbering="true" text:continue-list="list_DateN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ateNow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ateNow6" text:continue-numbering="true" text:continue-list="list_DateNow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ateNow7" text:continue-numbering="true" text:continue-list="list_DateNow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ateNow8" text:continue-numbering="true" text:continue-list="list_DateNow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ateNow9" text:continue-numbering="true" text:continue-list="list_DateNow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DateNow3" text:continue-numbering="true" text:continue-list="list_DateNow2" text:style-name="Outline">
                    <text:list-item>
                        <text:list>
                            <text:list-item>
                                <text:h text:style-name="Heading_20_2" text:outline-level="2">Inputs</text:h>
                            </text:list-item>
                        </text:list>
                    </text:list-item>
                </text:list>

                
                            <text:list xml:id="list_DateNow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DateNow4" text:continue-numbering="true" text:continue-list="list_DateNow3" text:style-name="Outline">
                    <text:list-item>
                        <text:list>
                            <text:list-item>
                                <text:h text:style-name="Heading_20_2" text:outline-level="2">Outputs</text:h>
                            </text:list-item>
                        </text:list>
                    </text:list-item>
                </text:list>

                
                            <text:list xml:id="list_DateNow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DateNow12"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text:span>Data output through which the current time is pa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